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6a3b7" officeooo:paragraph-rsid="0006a3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r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05T08:32:24.672632686</dc:date>
    <meta:editing-duration>PT45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6.0.7.3$Linux_X86_64 LibreOffice_project/00m0$Build-3</meta:generator>
  </office:meta>
</office:document-meta>
</file>